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top="0.353cm" fo:margin-bottom="0cm" loext:contextual-spacing="false" fo:line-height="100%" fo:background-color="transparent" fo:padding="0cm" fo:border="none"/>
    </style:style>
    <style:style style:name="P2" style:family="paragraph" style:parent-style-name="Heading_20_1" style:master-page-name="Standard">
      <loext:graphic-properties draw:fill="none" draw:fill-color="#ffffff"/>
      <style:paragraph-properties fo:margin-top="0.494cm" fo:margin-bottom="0cm" loext:contextual-spacing="false" fo:line-height="100%" fo:text-align="center" style:justify-single-word="false" style:page-number="1" fo:background-color="transparent" fo:padding="0cm" fo:border="none"/>
      <style:text-properties fo:color="#000000" style:font-name="Arial" fo:font-size="16pt" fo:font-style="normal" fo:font-weight="bold" style:font-name-asian="Arial1" style:font-size-asian="16pt" style:font-style-asian="normal" style:font-weight-asian="bold" style:font-name-complex="Arial1" style:font-size-complex="16pt"/>
    </style:style>
    <style:style style:name="P3" style:family="paragraph" style:parent-style-name="Heading_20_1">
      <loext:graphic-properties draw:fill="none" draw:fill-color="#ffffff"/>
      <style:paragraph-properties fo:margin-top="0.494cm" fo:margin-bottom="0cm" loext:contextual-spacing="false" fo:line-height="100%" fo:background-color="transparent" fo:padding="0cm" fo:border="none"/>
      <style:text-properties fo:color="#000000" style:font-name="Arial" fo:font-size="16pt" fo:font-style="normal" fo:font-weight="bold" style:font-name-asian="Arial1" style:font-size-asian="16pt" style:font-style-asian="normal" style:font-weight-asian="bold" style:font-name-complex="Arial1" style:font-size-complex="16pt"/>
    </style:style>
    <style:style style:name="P4" style:family="paragraph" style:parent-style-name="normal">
      <loext:graphic-properties draw:fill="none" draw:fill-color="#ffffff"/>
      <style:paragraph-properties fo:margin-top="0.353cm" fo:margin-bottom="0cm" loext:contextual-spacing="false" fo:line-height="100%" fo:text-align="center" style:justify-single-word="false" fo:background-color="transparent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normal">
      <loext:graphic-properties draw:fill="none" draw:fill-color="#ffffff"/>
      <style:paragraph-properties fo:margin-top="0.353cm" fo:margin-bottom="0cm" loext:contextual-spacing="false" fo:line-height="100%" fo:background-color="transparent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T1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style:font-name="Arial" fo:font-size="10pt" officeooo:rsid="000e07a6" style:font-name-asian="Arial1" style:font-size-asian="10pt" style:font-name-complex="Arial1" style:font-size-complex="10pt"/>
    </style:style>
    <style:style style:name="T4" style:family="text">
      <style:text-properties style:font-name="Arial" fo:font-size="10pt" officeooo:rsid="000f47c8" style:font-name-asian="Arial1" style:font-size-asian="10pt" style:font-name-complex="Arial1" style:font-size-complex="10pt"/>
    </style:style>
    <style:style style:name="T5" style:family="text">
      <style:text-properties officeooo:rsid="000f47c8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tions légales</text:p>
      <text:p text:style-name="P4"><text:span text:style-name="T6">En vigueur au 02/06/2020</text:span></text:p>
      <text:p text:style-name="P4"><text:span text:style-name="T6"/></text:p>
      <text:p text:style-name="P1"><text:span text:style-name="T2">Conformément aux dispositions des Articles 6-III et 19 de la Loi n°2004-575 du 21 juin 2004 pour la Confiance dans l’économie numérique, dite L.C.E.N., il est porté à la connaissance des Utilisateurs d</text:span><text:span text:style-name="T3">es</text:span><text:span text:style-name="T2"> site </text:span><text:span text:style-name="T1">https://lasuitedelisabeth.fr/ &amp; </text:span><text:a xlink:type="simple" xlink:href="https://lasuitedelisabeth.com/" text:style-name="Internet_20_link" text:visited-style-name="Visited_20_Internet_20_Link"><text:span text:style-name="T1">https://lasuitedelisabeth.com/</text:span></text:a><text:span text:style-name="T1"> </text:span><text:span text:style-name="T2">les présentes mentions légales.</text:span></text:p>
      <text:p text:style-name="P5">La connexion et la navigation sur le site (indiquer le nom du site) par l’Utilisateur implique acceptation intégrale et sans réserve des présentes mentions légales.</text:p>
      <text:p text:style-name="P5">Ces dernières sont accessibles sur le site à la rubrique « Mentions légales ».</text:p>
      <text:p text:style-name="P3">ARTICLE 1 : L’éditeur</text:p>
      <text:p text:style-name="P5">L’édition et la direction de la publication d<text:span text:style-name="T5">es</text:span> site<text:span text:style-name="T5">s</text:span> https://lasuitedelisabeth.fr/ &amp; https://lasuitedelisabeth.com/ est assurée par PHILIP Léo, domiciliée 24 Rue lucien Faure, dont le numéro de téléphone est 06 37 25 99 14, et l'adresse e-mail leo.philip33@laposte.net.</text:p>
      <text:p text:style-name="P3">ARTICLE 2 : L’hébergeur</text:p>
      <text:p text:style-name="P5">L'hébergeur d<text:span text:style-name="T5">es</text:span> site<text:span text:style-name="T5">s</text:span> https://lasuitedelisabeth.fr/ &amp; https://lasuitedelisabeth.com/ est la Société OVH, dont le siège social est situé au 2 Rue Kellermann, 59100 Roubaix , avec le numéro de téléphone : 09 72 10 10 07.</text:p>
      <text:p text:style-name="P3">ARTICLE 3 : Accès au site</text:p>
      <text:p text:style-name="P5">Le site est accessible par tout endroit, 7j/7, 24h/24 sauf cas de force majeure, interruption programmée ou non et pouvant découlant d’une nécessité de maintenance.</text:p>
      <text:p text:style-name="P1"><text:span text:style-name="T2">En cas de modification, interruption ou suspension des services le</text:span><text:span text:style-name="T4">s</text:span><text:span text:style-name="T2"> site</text:span><text:span text:style-name="T4">s</text:span><text:span text:style-name="T2"> </text:span><text:span text:style-name="T1">https://lasuitedelisabeth.fr/ &amp; https://lasuitedelisabeth.com/ </text:span><text:span text:style-name="T2">ne saurait être tenu responsable.</text:span></text:p>
      <text:p text:style-name="P3">ARTICLE 4 : Collecte des données</text:p>
      <text:p text:style-name="P5">Le site est exempté de déclaration à la Commission Nationale Informatique et Libertés (CNIL) dans la mesure où il ne collecte aucune donnée concernant les utilisateurs.</text:p>
      <text:p text:style-name="P3">ARTICLE 5 : Cookies</text:p>
      <text:p text:style-name="P5">L’Utilisateur est informé que lors de ses visites sur le site, un cookie peut s’installer automatiquement sur son logiciel de navigation.</text:p>
      <text:p text:style-name="P5">En naviguant sur le site, il les accepte.</text:p>
      <text:p text:style-name="P5">Un cookie est un élément qui ne permet pas d’identifier l’Utilisateur mais sert à enregistrer des informations relatives à la navigation de celui-ci sur le site Internet. L’Utilisateur pourra désactiver ce cookie par l’intermédiaire des paramètres figurant au sein de son logiciel de navigation.</text:p>
      <text:p text:style-name="P5"> </text:p>
      <text:p text:style-name="P3">ARTICLE 6 : Propriété intellectuelle</text:p>
      <text:p text:style-name="P1"><text:span text:style-name="T2">Toute utilisation, reproduction, diffusion, commercialisation, modification de toute ou partie d</text:span><text:span text:style-name="T3">es</text:span><text:span text:style-name="T2"> sit</text:span><text:span text:style-name="T3">es</text:span><text:span text:style-name="T2"> </text:span><text:soft-page-break/><text:span text:style-name="T1">https://lasuitedelisabeth.fr/ &amp; https://lasuitedelisabeth.com/</text:span><text:span text:style-name="T2">, sans autorisation de l’Editeur est prohibée et pourra entraînée des actions et poursuites judiciaires telles que notamment prévues par le Code de la propriété intellectuelle et le Code civil.</text:span></text:p>
      <text:p text:style-name="P1"><text:span text:style-name="T2">Pour plus d’informations, se reporter aux </text:span><text:span text:style-name="T1">CGU </text:span><text:span text:style-name="T2">d</text:span><text:span text:style-name="T3">es</text:span><text:span text:style-name="T2"> site</text:span><text:span text:style-name="T3">s</text:span><text:span text:style-name="T2"> https://lasuitedelisabeth.fr/ &amp; https://lasuitedelisabeth.com/ accessible à la rubrique </text:span><text:span text:style-name="T1">« CGU 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background-color="transparent" fo:padding="0cm" fo:border="none"/>
      <style:text-properties fo:color="#000000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background-color="transparent" fo:padding="0cm" fo:border="none"/>
      <style:text-properties fo:color="#000000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background-color="transparent" fo:padding="0cm" fo:border="none"/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background-color="transparent" fo:padding="0cm" fo:border="non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background-color="transparent" fo:padding="0cm" fo:border="none"/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top="0.635cm" fo:margin-bottom="0.635cm" loext:contextual-spacing="false" fo:line-height="100%" fo:background-color="transparent" fo:padding="0cm" fo:border="non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2T22:26:47.017000000</dc:date>
    <meta:editing-duration>PT4M13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22" meta:word-count="392" meta:character-count="2717" meta:non-whitespace-character-count="2345"/>
  </office:meta>
</office:document-meta>
</file>